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2">
    </style:style>
    <style:style style:name="P38" style:family="paragraph" style:parent-style-name="Text_20_body" style:list-style-name="L3">
      <style:paragraph-properties fo:margin-top="0in" fo:margin-bottom="0in"/>
    </style:style>
    <style:style style:name="P39" style:family="paragraph" style:parent-style-name="Text_20_body" style:list-style-name="L4">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office:automatic-styles>
  <office:body>
    <office:text>
      <text:h text:style-name="Heading_20_1" text:outline-level="1"><text:bookmark-start text:name="for-loops"/>For Loops<text:bookmark-end text:name="for-loops"/></text:h>
      <text:p text:style-name="First_20_paragraph">This lab serves multiple goals:</text:p>
      <text:list text:style-name="L1">
        <text:list-item>
          <text:p text:style-name="P1">To reinforce your understanding of <text:span text:style-name="Source_Text">for</text:span> loops,</text:p>
        </text:list-item>
        <text:list-item>
          <text:p text:style-name="P1">To train you to convert between loop formats,</text:p>
        </text:list-item>
        <text:list-item>
          <text:p text:style-name="P1">To practice solving simple problems using <text:span text:style-name="Source_Text">for</text:span> loops,</text:p>
        </text:list-item>
        <text:list-item>
          <text:p text:style-name="P1">(Optional) To introduce the keywords <text:span text:style-name="Source_Text">break</text:span> and <text:span text:style-name="Source_Text">continue</text:span>,</text:p>
        </text:list-item>
        <text:list-item>
          <text:p text:style-name="P1">(Optional) To teach you about the “true form” of <text:span text:style-name="Source_Text">for</text:span> loops.</text:p>
        </text:list-item>
      </text:list>
      <text:h text:style-name="Heading_20_2" text:outline-level="2"><text:bookmark-start text:name="from-while-to-for"/>From <text:span text:style-name="Source_Text">while</text:span> to <text:span text:style-name="Source_Text">for</text:span><text:bookmark-end text:name="from-while-to-for"/></text:h>
      <text:p text:style-name="First_20_paragraph">Rewrite the following <text:span text:style-name="Source_Text">while</text:span> (or <text:span text:style-name="Source_Text">do...while</text:span>) loops as <text:span text:style-name="Source_Text">for</text:span> loops. This should “just” be a matter of re-ordering the code, and you should be able to do it without thinking much about it.</text:p>
      <text:p text:style-name="P2">int a = 0;</text:p>
      <text:p text:style-name="P3">while (a != 10)</text:p>
      <text:p text:style-name="P4">{</text:p>
      <text:p text:style-name="P5"><text:s text:c="4"/>Console.WriteLine(a);</text:p>
      <text:p text:style-name="P6"><text:s text:c="4"/>a++;</text:p>
      <text:p text:style-name="P7">}</text:p>
      <text:p text:style-name="P8">int b = 3;</text:p>
      <text:p text:style-name="P9">while (b &gt;= -2)</text:p>
      <text:p text:style-name="P10">{</text:p>
      <text:p text:style-name="P11"><text:s text:c="4"/>Console.WriteLine(b);</text:p>
      <text:p text:style-name="P12"><text:s text:c="4"/>b -= 2;</text:p>
      <text:p text:style-name="P13">}</text:p>
      <text:p text:style-name="P14">int c = 10;</text:p>
      <text:p text:style-name="P15">while(c &lt;= 100) {</text:p>
      <text:p text:style-name="P16"><text:s text:c="4"/>Console.WriteLine(c);</text:p>
      <text:p text:style-name="P17"><text:s text:c="4"/>c += 10;</text:p>
      <text:p text:style-name="P18">}</text:p>
      <text:p text:style-name="P19">int d = 1;</text:p>
      <text:p text:style-name="P20">do</text:p>
      <text:p text:style-name="P21">{</text:p>
      <text:p text:style-name="P22"><text:s text:c="4"/>Console.WriteLine(d);</text:p>
      <text:p text:style-name="P23"><text:s text:c="4"/>d *= 2;</text:p>
      <text:p text:style-name="P24">} while (d &lt;= 100);</text:p>
      <text:h text:style-name="Heading_20_2" text:outline-level="2"><text:bookmark-start text:name="from-for-to-while"/>From <text:span text:style-name="Source_Text">for</text:span> to <text:span text:style-name="Source_Text">while</text:span><text:bookmark-end text:name="from-for-to-while"/></text:h>
      <text:p text:style-name="First_20_paragraph">Rewrite the following <text:span text:style-name="Source_Text">for</text:span> loops as <text:span text:style-name="Source_Text">while</text:span> loops:</text:p>
      <text:p text:style-name="P25">for (int e = 10; e &lt;= 100; e += 10)</text:p>
      <text:p text:style-name="P26">{</text:p>
      <text:p text:style-name="P27"><text:s text:c="4"/>Console.Write(e + " ");</text:p>
      <text:p text:style-name="P28">}</text:p>
      <text:p text:style-name="P29">for (double f = 150; f &gt; 2; f/=2 ) </text:p>
      <text:p text:style-name="P30">{</text:p>
      <text:p text:style-name="P31"><text:s text:c="4"/>Console.Write(f + " ");</text:p>
      <text:p text:style-name="P32">}</text:p>
      <text:p text:style-name="P33">for (int h = 0; h &gt; -30; h -= 1)</text:p>
      <text:p text:style-name="P34">{</text:p>
      <text:p text:style-name="P35"><text:s text:c="4"/>Console.Write(h + " ");</text:p>
      <text:p text:style-name="P36">}</text:p>
      <text:h text:style-name="Heading_20_2" text:outline-level="2"><text:bookmark-start text:name="implementing-for-loops"/>Implementing for Loops<text:bookmark-end text:name="implementing-for-loops"/></text:h>
      <text:p text:style-name="First_20_paragraph">This exercise is to practice <text:span text:style-name="Source_Text">for</text:span> loops.</text:p>
      <text:p text:style-name="Text_20_body">Write a program that asks the user to enter a positive integer, and then uses a <text:span text:style-name="Source_Text">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 You are asked to implement user-input validation later on in this exercise, so you can assume for now that users will always provide numbers.</text:p>
      <text:p text:style-name="Text_20_body">Then, answer the following questions:</text:p>
      <text:list text:style-name="L2">
        <text:list-item>
          <text:p text:style-name="P37">Without executing your program, can you tell what will happen if the user enters a negative value?</text:p>
        </text:list-item>
        <text:list-item>
          <text:p text:style-name="P37">Do you think you could have written the same program using a <text:span text:style-name="Source_Text">while</text:span> loop?</text:p>
        </text:list-item>
        <text:list-item>
          <text:p text:style-name="P37">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7">How would you change the program to make it display on the screen the divisors of the integer entered? Examples:</text:p>
          <text:list text:style-name="L3">
            <text:list-item>
              <text:p text:style-name="P38">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8">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4">
        <text:list-item>
          <text:p text:style-name="P39">Once the result of the computation is displayed on the screen, ask the user if they want to compute the sum using another integer or quit and act accordingly.</text:p>
        </text:list-item>
        <text:list-item>
          <text:p text:style-name="P39">Add some input validation: floating-point values, non-numeric strings, and negative values should not be allowed (i.e., your program should ask for another value).</text:p>
        </text:list-item>
      </text:list>
      <text:h text:style-name="Heading_20_2" text:outline-level="2"><text:bookmark-start text:name="pushing-further-optional"/>Pushing Further (Optional)<text:bookmark-end text:name="pushing-further-optional"/></text:h>
      <text:h text:style-name="Heading_20_3" text:outline-level="3"><text:bookmark-start text:name="multiple-initializations-and-updates"/>Multiple Initializations and Updates<text:bookmark-end text:name="multiple-initializations-and-updates"/></text:h>
      <text:p text:style-name="First_20_paragraph">This section is about two modifications of <text:span text:style-name="Source_Text">for</text:span> loops that are sometimes considered bad design; used poorly, they can make the code harder to read and debug, and sometimes make it hard to follow the flow of control of your program. They are introduced because you may see them in the future, but except for rare cases, should be avoided in your own code. The exact structure of <text:span text:style-name="Source_Text">for</text:span> loops is actually more complex than discussed in class. It is</text:p>
      <text:p text:style-name="P40">for(&lt;initializations&gt;; &lt;condition&gt;; &lt;updates&gt;)</text:p>
      <text:p text:style-name="P41">{</text:p>
      <text:p text:style-name="P42"><text:s text:c="4"/>&lt;statement block&gt;</text:p>
      <text:p text:style-name="P43">}</text:p>
      <text:p text:style-name="First_20_paragraph">That is, there can be more than one initialization assuming the variables all have the same datatype and more than one update. This means there are legal statements like:</text:p>
      <text:p text:style-name="P44">for(int z = 0, y = 10; z &lt; y ; z++)</text:p>
      <text:p text:style-name="P45">{ </text:p>
      <text:p text:style-name="P46"><text:s text:c="4"/>Console.WriteLine($"{z} + {y} = {z+y}"); </text:p>
      <text:p text:style-name="P47">}</text:p>
      <text:p text:style-name="First_20_paragraph">or</text:p>
      <text:p text:style-name="P48">for (int x = 0, y = 12 ; x != y; x++, y--)</text:p>
      <text:p text:style-name="P49"><text:s text:c="4"/>Console.WriteLine($"The difference between {x} and {y} is {x - y}");</text:p>
      <text:p text:style-name="First_20_paragraph">Also, the initialization and update condition are actually optional; we could have</text:p>
      <text:p text:style-name="P50">int w = 0;</text:p>
      <text:p text:style-name="P51">for (; w &lt; 5; w++) </text:p>
      <text:p text:style-name="P52">{ </text:p>
      <text:p text:style-name="P53"><text:s text:c="4"/>Console.WriteLine(w); </text:p>
      <text:p text:style-name="P54">}</text:p>
      <text:p text:style-name="First_20_paragraph">and</text:p>
      <text:p text:style-name="P55">for(int r = 10; r &gt; 0;) </text:p>
      <text:p text:style-name="P56">{ </text:p>
      <text:p text:style-name="P57"><text:s text:c="4"/>Console.WriteLine(r--); </text:p>
      <text:p text:style-name="P58">}</text:p>
      <text:p text:style-name="First_20_paragraph">Try to rewrite the four <text:span text:style-name="Source_Text">for</text:span> loops just given as “ordinary” <text:span text:style-name="Source_Text">for</text:span> loops with exactly one initialization and one update in the header of the <text:span text:style-name="Source_Text">for</text:span> loop.</text:p>
      <text:h text:style-name="Heading_20_3" text:outline-level="3"><text:bookmark-start text:name="using-continue-and-break"/>Using <text:span text:style-name="Source_Text">continue</text:span> and <text:span text:style-name="Source_Text">break</text:span><text:bookmark-end text:name="using-continue-and-break"/></text:h>
      <text:p text:style-name="First_20_paragraph">Programmers can use two keywords in loops that modify the control flow; they are <text:span text:style-name="Source_Text">continue</text:span> and <text:span text:style-name="Source_Text">break</text:span>. They can make the loop more confusing to read, but they can sometimes be useful for reducing the number of nested <text:span text:style-name="Source_Text">if</text:span> statements in a complex loop. Try executing the following code to see what these statements do.</text:p>
      <text:p text:style-name="P59">for (int i = 1; i &lt;= 5; i++)</text:p>
      <text:p text:style-name="P60">{</text:p>
      <text:p text:style-name="P61"><text:s text:c="4"/>if (i == 3) continue;</text:p>
      <text:p text:style-name="P62"><text:s text:c="4"/>Console.Write(i + " ");</text:p>
      <text:p text:style-name="P63">}</text:p>
      <text:p text:style-name="P64">for (int i = 1; i &lt;= 5; i++)</text:p>
      <text:p text:style-name="P65">{</text:p>
      <text:p text:style-name="P66"><text:s text:c="4"/>if (i == 3) break;</text:p>
      <text:p text:style-name="P67"><text:s text:c="4"/>Console.Write(i + " ");</text:p>
      <text:p text:style-name="P68">}</text:p>
      <text:p text:style-name="First_20_paragraph">You can also use <text:span text:style-name="Source_Text">break</text:span> and <text:span text:style-name="Source_Text">continue</text:span> in <text:span text:style-name="Source_Text">while</text:span> loops. Try to rewrite the previous two <text:span text:style-name="Source_Text">for</text:span> loops as <text:span text:style-name="Source_Text">while</text:span> loops. There is a trick to make the <text:span text:style-name="Source_Text">while</text:span> loop using <text:span text:style-name="Source_Text">continue</text:span> work properly; can you spot i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
    <dc:description/>
    <dc:subject/>
    <meta:keyword/>
    <meta:initial-creator/>
    <dc:creator/>
    <meta:creation-date>2024-08-15T18:01:51Z</meta:creation-date>
    <dc:date>2024-08-15T18:01:51Z</dc:date>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